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Fine_20_Dashed"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Fine_20_Dashed"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" draw:marker-end-width="0.3cm" draw:fill="solid" draw:fill-color="#ffffff" draw:textarea-horizontal-align="center" draw:textarea-vertical-align="middle"/>
    </style:style>
    <style:style style:name="gr11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2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4" draw:layer="layout" svg:width="5cm" svg:height="4.5cm" svg:x="13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82cm" svg:height="1.195cm" svg:x="14cm" svg:y="7.5cm">
          <draw:text-box>
            <text:p text:style-name="P2"><text:span text:style-name="T1">provide UI</text:span></text:p>
          </draw:text-box>
        </draw:frame>
        <draw:line draw:style-name="gr7" draw:text-style-name="P1" draw:layer="layout" svg:x1="13.5cm" svg:y1="10.5cm" svg:x2="3.5cm" svg:y2="19cm">
          <text:p text:style-name="P2"/>
        </draw:line>
        <draw:custom-shape draw:style-name="gr8" draw:text-style-name="P1" draw:layer="layout" svg:width="5.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33cm" svg:height="1.195cm" svg:x="15cm" svg:y="17.805cm">
          <draw:text-box>
            <text:p text:style-name="P2"><text:span text:style-name="T1">SQL Server</text:span></text:p>
          </draw:text-box>
        </draw:frame>
        <draw:custom-shape draw:style-name="gr6" draw:text-style-name="P1" draw:layer="layout" svg:width="3cm" svg:height="3.5cm" svg:x="15.5cm" svg:y="24.5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7cm" svg:y1="22.5cm" svg:x2="17cm" svg:y2="24.5cm">
          <text:p text:style-name="P2"/>
        </draw:line>
        <draw:custom-shape draw:style-name="gr6" draw:text-style-name="P1" draw:layer="layout" svg:width="5cm" svg:height="3cm" svg:x="15cm" svg:y="19.5cm">
          <text:p text:style-name="P2"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5cm" svg:y1="11.5cm" svg:x2="6.5cm" svg:y2="19cm">
          <text:p text:style-name="P2"/>
        </draw:line>
        <draw:frame draw:style-name="gr2" draw:text-style-name="P3" draw:layer="layout" svg:width="5.294cm" svg:height="1.195cm" svg:x="2.706cm" svg:y="19.805cm">
          <draw:text-box>
            <text:p text:style-name="P2"><text:span text:style-name="T1">priv. Process</text:span></text:p>
          </draw:text-box>
        </draw:frame>
        <draw:frame draw:style-name="gr2" draw:text-style-name="P3" draw:layer="layout" svg:width="4.884cm" svg:height="1.195cm" svg:x="3cm" svg:y="14.5cm">
          <draw:text-box>
            <text:p text:style-name="P2"><text:span text:style-name="T1">Articlename</text:span></text:p>
          </draw:text-box>
        </draw:frame>
        <draw:frame draw:style-name="gr2" draw:text-style-name="P3" draw:layer="layout" svg:width="5.485cm" svg:height="1.195cm" svg:x="8.515cm" svg:y="16.305cm">
          <draw:text-box>
            <text:p text:style-name="P2"><text:span text:style-name="T1">Filedeskriptor</text:span></text:p>
          </draw:text-box>
        </draw:frame>
        <draw:line draw:style-name="gr10" draw:text-style-name="P1" draw:layer="layout" svg:x1="5cm" svg:y1="22cm" svg:x2="4cm" svg:y2="24cm">
          <text:p text:style-name="P2"/>
        </draw:line>
        <draw:frame draw:style-name="gr2" draw:text-style-name="P3" draw:layer="layout" svg:width="13.312cm" svg:height="1.195cm" svg:x="0cm" svg:y="24.305cm">
          <draw:text-box>
            <text:p text:style-name="P2"><text:span text:style-name="T1">/srv/www/htdocs/article_name.html</text:span></text:p>
          </draw:text-box>
        </draw:frame>
        <draw:frame draw:style-name="gr2" draw:text-style-name="P3" draw:layer="layout" svg:width="10.459cm" svg:height="1.195cm" svg:x="2.5cm" svg:y="28cm">
          <draw:text-box>
            <text:p text:style-name="P2"><text:span text:style-name="T1">/srv/www/upload/fname.bin</text:span></text:p>
          </draw:text-box>
        </draw:frame>
        <draw:frame draw:style-name="gr2" draw:text-style-name="P4" draw:layer="layout" svg:width="4.744cm" svg:height="2.139cm" svg:x="13.5cm" svg:y="9.361cm">
          <draw:text-box>
            <text:p text:style-name="P5"><text:span text:style-name="T1">merge/view</text:span></text:p>
            <text:p text:style-name="P5"><text:span text:style-name="T1">Articles</text:span></text:p>
          </draw:text-box>
        </draw:frame>
        <draw:line draw:style-name="gr10" draw:text-style-name="P1" draw:layer="layout" svg:x1="15.5cm" svg:y1="26.5cm" svg:x2="13cm" svg:y2="28.5cm">
          <text:p text:style-name="P2"/>
        </draw:line>
        <draw:line draw:style-name="gr11" draw:text-style-name="P1" draw:layer="layout" svg:x1="6.5cm" svg:y1="4.5cm" svg:x2="13cm" svg:y2="10cm">
          <text:p text:style-name="P2"/>
        </draw:line>
        <draw:frame draw:style-name="gr2" draw:text-style-name="P6" draw:layer="layout" svg:width="12.779cm" svg:height="1.627cm" svg:x="1.721cm" svg:y="2.373cm">
          <draw:text-box>
            <text:p text:style-name="P2"><text:span text:style-name="T2">Buffer/Integer Overflow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2T14:01:03</dc:date>
    <dc:language>de-DE</dc:language>
    <meta:editing-cycles>29</meta:editing-cycles>
    <meta:editing-duration>PT4H41M0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